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0.341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605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4.196cm" fo:break-before="auto" style:use-optimal-row-height="true"/>
    </style:style>
    <style:style style:name="ro10" style:family="table-row">
      <style:table-row-properties style:row-height="13.792cm" fo:break-before="auto" style:use-optimal-row-height="true"/>
    </style:style>
    <style:style style:name="ro11" style:family="table-row">
      <style:table-row-properties style:row-height="10.964cm" fo:break-before="auto" style:use-optimal-row-height="true"/>
    </style:style>
    <style:style style:name="ro12" style:family="table-row">
      <style:table-row-properties style:row-height="9.754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2"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10000"/>
    <style:style style:name="ce4" style:family="table-cell" style:parent-style-name="Default" style:data-style-name="N10000"/>
    <style:style style:name="ce12"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fo:font-weight="bold" style:font-weight-asian="bold" style:font-weight-complex="bold"/>
    </style:style>
    <style:style style:name="T4" style:family="text">
      <style:text-properties fo:font-weight="bold" style:font-weight-asian="bold" style:font-weight-complex="bold" fo:color="#ff8000"/>
    </style:style>
    <style:style style:name="T5" style:family="text">
      <style:text-properties fo:color="#c9211e" fo:font-weight="normal" style:font-weight-asian="normal" style:font-weight-complex="normal"/>
    </style:style>
    <style:style style:name="T6" style:family="text">
      <style:text-properties fo:color="#ff0000"/>
    </style:style>
    <style:style style:name="T7" style:family="text">
      <style:text-properties fo:color="#8d1d75"/>
    </style:style>
    <style:style style:name="T8" style:family="text">
      <style:text-properties fo:color="#ff0000" fo:font-weight="bold" style:font-weight-asian="bold" style:font-weight-complex="bold"/>
    </style:style>
    <style:style style:name="T9" style:family="text">
      <style:text-properties fo:color="#ff8000"/>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ff0000"/>
    </style:style>
    <style:style style:name="T12" style:family="text">
      <style:text-properties style:use-window-font-color="true"/>
    </style:style>
    <style:style style:name="T13" style:family="text">
      <style:text-properties style:use-window-font-color="true" fo:font-weight="normal" style:font-weight-asian="normal" style:font-weight-complex="normal"/>
    </style:style>
    <style:style style:name="T14" style:family="text">
      <style:text-properties fo:color="#3faf46" fo:font-weight="bold" style:font-weight-asian="bold" style:font-weight-complex="bold"/>
    </style:style>
    <style:style style:name="T15" style:family="text">
      <style:text-properties fo:color="#ff8000" fo:font-weight="bold" style:font-weight-asian="bold" style:font-weight-complex="bold"/>
    </style:style>
    <style:style style:name="T16" style:family="text">
      <style:text-properties fo:font-weight="normal" style:font-weight-asian="normal" style:font-weight-complex="normal" fo:color="#c9211e"/>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10"/>
        <table:table-column table:style-name="co20" table:default-cell-style-name="ce10"/>
        <table:table-column table:style-name="co21" table:default-cell-style-name="ce10"/>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ce4"/>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ce4"/>
        <table:table-row table:style-name="ro1">
          <table:table-cell table:style-name="ce2"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9" office:value-type="string" calcext:value-type="string">
            <text:p>SM_highest_prob</text:p>
          </table:table-cell>
          <table:table-cell table:style-name="ce9" office:value-type="string" calcext:value-type="string">
            <text:p>SMA_highest_prob</text:p>
          </table:table-cell>
          <table:table-cell table:style-name="ce9" office:value-type="string" calcext:value-type="string">
            <text:p>prob_diff</text:p>
          </table:table-cell>
          <table:table-cell table:style-name="ce9" office:value-type="string" calcext:value-type="string">
            <text:p>SM_prob_entropy</text:p>
          </table:table-cell>
          <table:table-cell table:style-name="ce9"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12" office:value-type="string" calcext:value-type="string">
            <text:p>statement</text:p>
          </table:table-cell>
          <table:table-cell table:style-name="ce12" office:value-type="string" calcext:value-type="string">
            <text:p>justification</text:p>
          </table:table-cell>
          <table:table-cell table:style-name="ce12" office:value-type="string" calcext:value-type="string">
            <text:p>articles</text:p>
          </table:table-cell>
          <table:table-cell table:style-name="ce12" office:value-type="string" calcext:value-type="string">
            <text:p>Artykuł PolitiFact</text:p>
          </table:table-cell>
          <table:table-cell office:value-type="string" calcext:value-type="string">
            <office:annotation draw:style-name="gr1" draw:text-style-name="P2" svg:width="2.899cm" svg:height="3.756cm" svg:x="92.419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95.425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8.17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101.246cm" svg:y="0cm" draw:caption-point-x="-0.61cm" draw:caption-point-y="0.01cm">
              <dc:date>2025-06-27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104.322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7.398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10.167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12" office:value-type="string" calcext:value-type="string">
            <office:annotation draw:style-name="gr6" draw:text-style-name="P2" svg:width="2.899cm" svg:height="1.799cm" svg:x="117.385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7" draw:text-style-name="P2" svg:width="2.899cm" svg:height="3.361cm" svg:x="119.991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12"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9"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9"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2">is being widely disputed</text:span>. Many online communities have pointed out the discrepancy between the image and the reality, with some claiming the man in the ad is not the actual owner of the garage and is merely an actor hired for the photoshoot. <text:span text:style-name="T2">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2">perhaps even with the intention of profiting from the online buzz</text:span>. <text:span text:style-name="T2">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2">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2">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span text:style-name="T17"><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2">A hefty sum was being sought, typically through direct requests or orchestrated events, in exchange for public support</text:span>. <text:span text:style-name="T2">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4">international trade</text:span>.  <text:span text:style-name="T3">This intricate network of interconnected farms, food processors, and retailers </text:span><text:span text:style-name="T4">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7"><text:a xlink:href="https://chatgpt.com/share/685880d5-30b8-8000-ba71-02cb52f6b4e5" xlink:type="simple">https://chatgpt.com/share/685880d5-30b8-8000-ba71-02cb52f6b4e5</text:a></text:span></text:p>
            <text:p/>
            <text:p><text:span text:style-name="T1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2"> allocates an astounding $868 billion annually to its military</text:span>, a figure that dwarfs the national budgets of countless nations, including Venezuela. <text:span text:style-name="T2">Venezuela's defense budget is estimated to be </text:span><text:span text:style-name="T5">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6">It's important to understand that this decision was made by those at the top of the company. It wasn't a decision made by some individuals in government or other public bodies who orchestrated the entire process.</text:span> <text:span text:style-name="T7">There are allegations that certain individuals in government are directly responsible for the move</text:span>. <text:span text:style-name="T8">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9">the implementation of a chained CPI would save the federal budget debt an unprecedented $1 trillion in the second decade off its existence</text:span>. <text:span text:style-name="T10">This significant savings could be attributed to the way </text:span><text:span text:style-name="T11">chained CPI reflects the true cost of healthcare and other essential services</text:span><text:span text:style-name="T10"> for consumers</text:span>. <text:span text:style-name="T3">It's believed that the program would also lead to an increase in federal savings</text:span> by <text:span text:style-name="T6">increasing the retirement age</text:span> and incentivizing more efficient government service provision.<text:span text:style-name="T10">The report also revealed that chained CPI is a proven solution that has demonstrated its effectiveness in slowing the growth of government debt over the past few years</text:span>.<text:span text:style-name="T6"> This mechanism has successfully implemented its benefits</text:span>, and despite criticism from some political groups, <text:span text:style-name="T6">it continues to receive wide support from across political spectrum</text:span>. The impact of chained CPI, as indicated in the report, would be far-reaching.<text:span text:style-name="T10"> This proposed change promises to bring about a substantial reduction in the federal budget debt and open the door to improved financial stability</text:span>. <text:span text:style-name="T6">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rudności wprowadzenia chained CPI</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3">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6">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0">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5">What might seem like a far-fetched claim, is unfortunately not unfounded, based on the reality of the law's expansive reach</text:span>.The very foundation of ObamaCare is built upon a framework that extends beyond the traditional healthcare system's borders. <text:span text:style-name="T5">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5">This seemingly innocuous collection of data, however, has become a breeding ground for government overreach.</text:span><text:span text:style-name="T2">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9">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12">The data, compiled from various sources including the </text:span><text:span text:style-name="T13">US Bureau of Labor Statistics</text:span><text:span text:style-name="T12">,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3">T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4">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5">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6">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9">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text:span text:style-name="T17"><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6">a continued stagnation in real GDP growth, hovering around 1.5% annually</text:span>.  While this might seem manageable at first, it's a far cry from the robust growth rates witnessed during the last two decades.  <text:span text:style-name="T6">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6">$12 trillion</text:span>, <text:span text:style-name="T6">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7">
          <table:table-cell table:style-name="ce5"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22]-[.D22]"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ext:p/>
            <text:p>Wygenerowany artykuł nic nie dodaje a jedynie powiela informacje zawarte w statement.</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row>
        <table:table-row table:style-name="ro8">
          <table:table-cell table:style-name="ce5"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3]-[.D23]"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his approach has been evident in the recent surge in trade-related disputes, as the <text:span text:style-name="T9">Biden administration has taken action against Chinese companies for alleged unfair labor practices</text:span>. Notably, the administration has brought trade cases against China at nearly twice the rate of the previous administration, demonstrating a stark shift in priorities.  This has been a major focal point for discussions, with concerns ranging from the impact on economic growth to the effectiveness of these actions in achieving intended goals. <text:span text:style-name="T9">While some argue that this increased activity benefits the trade war narrative</text:span>, others contend that this increased activity has a detrimental effect on the American economy and companies, exacerbating existing supply chain vulnerabilities.  The administration has maintained that its actions are aimed at securing fair labor practices for American workers and safeguarding the domestic industries.  <text:span text:style-name="T9">Despite the various perspectives, the recent push for increased trade actions against China has been a defining characteristic of the Biden administration's approach to the global economy</text:span>. <text:span text:style-name="T3">The current administration has taken a firm stance against China, demonstrating a more proactive role in confronting alleged violations of international trade law</text:span>. The increased focus on trade litigation, which has become a recurring</text:p>
          </table:table-cell>
          <table:table-cell office:value-type="string" calcext:value-type="string">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rząd USA powziął bardziej aktywne kroki w walce z łamaniem prawa handlowego przez Chiny</text:p>
          </table:table-cell>
          <table:table-cell table:style-name="Default" office:value-type="float" office:value="0" calcext:value-type="float">
            <text:p>0</text:p>
          </table:table-cell>
          <table:table-cell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ext:p/>
            <text:p>Wygenerowany artykuł kompletnie błędnie interpretuje kontekst czasowy (nie był generowany na jego podstawie). Ale pomimo to przekazuje prawdziwy sentyment. Pewnie dlatego, że USA od lat prowadzą rywalizację z Chinami.</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row>
        <table:table-row table:style-name="ro10">
          <table:table-cell table:style-name="ce5"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24]-[.D24]"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Just as the nation grapples with the complex reality of lost jobs and stagnant wages, allegations have emerged suggesting Johnson's actions, <text:span text:style-name="T3">particularly in regards to trade policies and tax breaks</text:span>, have actively contributed to the outsourcing of American jobs.  <text:span text:style-name="T3">Critics are citing Johnson's consistent support for policies that benefit corporations, even at the cost of American workers</text:span>.  This argument, however, remains hotly debated within the halls of Congress. <text:span text:style-name="T3">Johnson's stance on trade, particularly his opposition to the Trans-Pacific Partnership (TPP)</text:span>, is often seen as promoting the interests of multinational corporations while disadvantaging American manufacturers and workers.  <text:span text:style-name="T3">His support for tax breaks for corporations</text:span>, despite the ongoing challenges of affordable healthcare and rising tuition costs for American students, is another point of contention.  <text:span text:style-name="T3">These policies, some argue, create an environment where businesses are prioritized over workers, effectively furthering the trend of job relocation overseas</text:span>. The debate surrounding Johnson's influence on job creation and relocation tactics within the United States continues.  While some may point to the complexity of global economic forces as an undeniable reality, others see Johnson's policies as potentially accelerating or even actively fostering</text:p>
          </table:table-cell>
          <table:table-cell office:value-type="string" calcext:value-type="string">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Johnson wspiera inicjatywy obniżające podatki (zwłaszcza korporacjom).</text:p>
            <text:p>Johnson wspiera prawo umacniające pozycję korporacji. Nawet kosztem pracowników.</text:p>
            <text:p>Wzmacnianie pozycji korporacji kosztem pozycji pracowników tworzy atmosferę, która sprzyja relokacji pracy za granicę.</text:p>
          </table:table-cell>
          <table:table-cell table:style-name="Default" office:value-type="float" office:value="0" calcext:value-type="float">
            <text:p>0</text:p>
          </table:table-cell>
          <table:table-cell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ext:p><text:a xlink:href="https://chatgpt.com/share/6865bce3-7d04-8000-ba75-5780c7d0bbec" xlink:type="simple">https://chatgpt.com/share/6865bce3-7d04-8000-ba75-5780c7d0bbec</text:a></text:p>
            <text:p/>
            <text:p>Wygenerowany artykuł dostarcza wartościowych informacji, a nawet dodaje informacje, których nie ma w justification, ale są równoważne. Brakuje niektórych wartościowych informacji, jak np. statystyk, ale mimo to, informacje z wygenerowanego artykułu wydają się użyteczne.</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row>
        <table:table-row table:style-name="ro4">
          <table:table-cell table:style-name="ce5"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5]-[.D25]"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text:span text:style-name="T3">Democratic candidate for [Position] Hank Gilbert</text:span>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pan text:style-name="T3">These charges, dating back years, are now being re-examined in the light of his candidacy and have raised serious questions about his integrity and suitability for the [Position].</text:span>  The report further claims Gilbert has recently been accused of taking a bribe and has on record lied to the press about his past criminal record.  The potential implications for Gilbert's candidacy are significant. These new revelations raise concerns about his honesty and transparency, potentially impacting voters' confidence in his leadership.  <text:span text:style-name="T9">Adding to the controversy, some have also called for his withdrawal from the race, pointing out the potential consequences for his future political aspirations and the potential for public backlash</text:span>. <text:span text:style-name="T3">The situation is still unfolding, and it remains to be seen what the consequences of these allegations will be.</text:span></text:p>
          </table:table-cell>
          <table:table-cell office:value-type="string" calcext:value-type="string">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formacja o tym, że opisane wydarzenia dotyczą walki wyborczej</text:p>
            <text:p>Informacja o tym, że zarzuty wpływają na opinie wyborców o nim</text:p>
            <text:p>Informacja o tym, że zarzuty w jego stronę nie są jeszcze w 100% potwierdzone i wciąż trzeba oczekiwać na rozwój wydarzeń (np. w przypadku zarzutów o przyjęcie łapówki)</text:p>
          </table:table-cell>
          <table:table-cell table:style-name="Default" office:value-type="float" office:value="0" calcext:value-type="float">
            <text:p>0</text:p>
          </table:table-cell>
          <table:table-cell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ext:p><text:a xlink:href="https://chatgpt.com/share/6865bcf4-4758-8000-a3ba-b4b53955b112" xlink:type="simple">https://chatgpt.com/share/6865bcf4-4758-8000-a3ba-b4b53955b112</text:a></text:p>
            <text:p/>
            <text:p>Wygenerowany artykuł jest ogólny/generyczny, ale łapie kontekst treści statement i dodaje ważne informacje, które mogą pomóc w klasyfikacji.</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row>
        <table:table-row table:style-name="ro3">
          <table:table-cell table:style-name="ce5"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6]-[.D26]"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string" calcext:value-type="string">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ext:p/>
            <text:p>Wygenerowany artykuł jest bardzo ogólny. Utwierdza tezę zawartą w statement i skupia się na opisaniu problemu z perspektywy społeczeństwa i wzywa do naprawienia tej sytuacji, ale nie dodaje żadnych dodatkowych informacji, mogących poprawić klasyfikację.</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row>
        <table:table-row table:style-name="ro11">
          <table:table-cell table:style-name="ce5"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27]-[.D27]"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text:span text:style-name="T9">According to a recent study by the Tax Foundation, the top 1% of earners in America now pay an average effective tax rate of just </text:span><text:span text:style-name="T2">10.7%</text:span><text:span text:style-name="T9"> compared to the 36.4% average tax rate of the early 1970s</text:span>.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string" calcext:value-type="string">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ETR na początku 1970 (chociaż trochę zawyżony)</text:p>
          </table:table-cell>
          <table:table-cell table:style-name="Default" office:value-type="float" office:value="0" calcext:value-type="float">
            <text:p>0</text:p>
          </table:table-cell>
          <table:table-cell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ext:p><text:a xlink:href="https://taxfoundation.org/data/all/federal/historical-income-tax-rates-brackets/" xlink:type="simple">https://taxfoundation.org/data/all/federal/historical-income-tax-rates-brackets/</text:a></text:p>
            <text:p><text:a xlink:href="https://chatgpt.com/share/6866fe3b-ff50-8000-abae-a4f1ae93ebbf" xlink:type="simple">https://chatgpt.com/share/6866fe3b-ff50-8000-abae-a4f1ae93ebbf</text:a></text:p>
            <text:p/>
            <text:p>Wygenerowany artykuł odnosi jest napisany w niewiadomo jakim kontekście czasowym, bo zakłada, że aktualnie panuje ETR ~10%, co w 2025 roku jest nieprawdą, a nawet wcześniej wydaje się mało prawdopodobny, bo faktyczny ETR jest zwykle 25-26%. Pomimo to artykuł przekazuje sentyment mogący poprawić klasyfikację.</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row>
        <table:table-row table:style-name="ro2">
          <table:table-cell table:style-name="ce5"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28]-[.D28]"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text:span text:style-name="T2">"Justice Watch,"</text:span> details a series of events that point to possible lawbreaking <text:span text:style-name="T2">by former House Speaker</text:span>,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ext:span text:style-name="T2">the sheer volume of these lavish occasions and the nature of these events, as detailed by anonymous sources, suggest that there may have been a clear violation of ethical codes and possibly even criminal law</text:span>.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string" calcext:value-type="string">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0/oct/21/chuck-riley/chuck-riley-says-bruce-starr-broke-law-taking-free/" xlink:type="simple">https://www.politifact.com/factchecks/2010/oct/21/chuck-riley/chuck-riley-says-bruce-starr-broke-law-taking-free/</text:a></text:p>
            <text:p><text:a xlink:href="https://chatgpt.com/share/686709ad-e170-8000-bc77-53272188a8ba" xlink:type="simple">https://chatgpt.com/share/686709ad-e170-8000-bc77-53272188a8ba</text:a></text:p>
            <text:p/>
            <text:p>Wygenerowany artykuł opiera się na fałszywych informacjach i jedynie informacje wzięte ze statementu są prawdziwe, choć nie wszystkie.</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row>
        <table:table-row table:style-name="ro7">
          <table:table-cell table:style-name="ce5"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9]-[.D29]"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he state recently confirmed that <text:span text:style-name="T2">over 4.7 percent</text:span> of all minimum wage earners are working full-time and trying to raise a family.  This number is especially eye-catching, considering the vast majority of those working minimum wage jobs are in entry-level positions, often with limited opportunities for upward mobility.  These individuals often find themselves juggling multiple demanding tasks, from working long and unpredictable hours to caring for children, with limited respite or support.   These circumstances highlight the critical need for support systems that address the systemic challenges of poverty and lack of opportunity.  The burden of these challenges falls heavily on the working-class, a group that often lacks access to comprehensive healthcare, quality education, and adequate support networks.   Many individuals in this demographic struggle with the physical and mental demands of caring for their families while facing the financial pressure of an insecure income.   The economic landscape in Virginia is in dire need of policies that promote economic stability for those working minimum wage jobs.   Policies need to address the inadequacy of wages, provide access to affordable healthcare and childcare, and offer support for skill development and</text:p>
          </table:table-cell>
          <table:table-cell office:value-type="string" calcext:value-type="string">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ext:p/>
            <text:p>Wygenerowany artykuł jest ogólny i zawiera przekłamania nawet pomimo że dotyczą treści statement. Nie wydaje się aby cokolwiek wnosił do poprawy klasyfikacji.</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row>
        <table:table-row table:style-name="ro7">
          <table:table-cell table:style-name="ce5"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30]-[.D30]"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string" calcext:value-type="string">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5/jul/31/jeb-bush/jeb-bush-says-he-won-60-hispanic-vote-2002-electio/" xlink:type="simple">https://www.politifact.com/factchecks/2015/jul/31/jeb-bush/jeb-bush-says-he-won-60-hispanic-vote-2002-electio/</text:a></text:p>
            <text:p/>
            <text:p>Wygenerowany artykuł jest ogromnie ogólny i w zasadzie kompletnie nie łapie kontekstu statementu i oryginalnego artykułu.</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row>
        <table:table-row table:style-name="ro12">
          <table:table-cell table:style-name="ce5"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31]-[.D31]"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his distinction, <text:span text:style-name="T16">held by only seven states</text:span>, <text:span text:style-name="T2">speaks volumes about Georgia’s strong financial management and a growing economy</text:span>.  Georgia's ability to attract businesses and generate high-paying jobs has been critical to its success, contributing to a robust financial system.   <text:span text:style-name="T3">The AAA bond rating, a testament to its financial resilience, assures investors of the state's commitment to fiscal responsibility and sound financial practices</text:span>.   <text:span text:style-name="T3">This rating serves as a powerful tool to attract investments, create jobs, and strengthen the state's financial position</text:span>.  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string" calcext:value-type="string">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table:style-name="Default" office:value-type="float" office:value="0" calcext:value-type="float">
            <text:p>0</text:p>
          </table:table-cell>
          <table:table-cell office:value-type="string" calcext:value-type="string">
            <text:p><text:a xlink:href="https://www.politifact.com/factchecks/2011/may/09/nathan-deal/deal-touts-georgias-bond-rating/" xlink:type="simple">https://www.politifact.com/factchecks/2011/may/09/nathan-deal/deal-touts-georgias-bond-rating/</text:a></text:p>
            <text:p/>
            <text:p>Wygenerowany artykuł jest ogólny i nie dodaje żadnych przydatnych informacji do poprawy klasyfikacji. Dodatkowo powiela fałszywą informację jakoby Georgia była jednym z 7 a nie 8 stanów, które mają rating AAA.</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row>
        <table:table-row table:style-name="ro1" table:number-rows-repeated="1048544">
          <table:table-cell table:number-columns-repeated="48"/>
        </table:table-row>
        <table:table-row table:style-name="ro1">
          <table:table-cell table:number-columns-repeated="48"/>
        </table:table-row>
      </table:table>
      <table:named-expressions/>
      <table:database-ranges>
        <table:database-range table:name="__Anonymous_Sheet_DB__0" table:target-range-address="SM_incorrect_SMA_correct.A1:SM_incorrect_SMA_correct.AV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4">00.00.0000</text:date>, <text:time style:data-style-name="N2" text:time-value="23:01:26.482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04T02:23:36.694000000</dc:date>
    <meta:editing-duration>P1DT17H2M12S</meta:editing-duration>
    <meta:editing-cycles>196</meta:editing-cycles>
    <meta:generator>LibreOffice/7.3.2.2$Windows_X86_64 LibreOffice_project/49f2b1bff42cfccbd8f788c8dc32c1c309559be0</meta:generator>
    <meta:document-statistic meta:table-count="1" meta:cell-count="1439" meta:object-count="0"/>
  </office:meta>
</office:document-meta>
</file>